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ffff" draw:textarea-horizontal-align="justify" draw:textarea-vertical-align="middle" draw:auto-grow-height="false" fo:min-height="0.458cm" fo:min-width="0.208cm" fo:wrap-option="wrap"/>
      <style:paragraph-properties style:writing-mode="lr-tb"/>
    </style:style>
    <style:style style:name="gr2" style:family="graphic" style:parent-style-name="objectwithoutfill">
      <style:graphic-properties svg:stroke-color="#3465a4"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3465a4" draw:marker-end="Arrowheads_20_4" draw:marker-end-width="0.3cm" draw:fill="none" draw:textarea-vertical-align="bottom"/>
      <style:paragraph-properties style:writing-mode="lr-tb"/>
    </style:style>
    <style:style style:name="gr4" style:family="graphic" style:parent-style-name="standard">
      <style:graphic-properties svg:stroke-color="#355269" draw:fill-color="#ffffff" draw:textarea-horizontal-align="justify" draw:textarea-vertical-align="middle" draw:auto-grow-height="false" fo:min-height="0.458cm" fo:min-width="0.208cm" fo:wrap-option="wrap"/>
      <style:paragraph-properties style:writing-mode="lr-tb"/>
    </style:style>
    <style:style style:name="gr5" style:family="graphic" style:parent-style-name="objectwithoutfill">
      <style:graphic-properties svg:stroke-color="#3465a4" draw:marker-end="Arrowheads_20_5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6" draw:marker-end-width="0.3cm" draw:fill="none" draw:textarea-vertical-align="botto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458cm" fo:min-width="0.208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454cm" fo:min-width="0.908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fo:color="#3465a4" loext:opacity="100%"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color="#3465a4" loext:opacity="100%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color="#3465a4" loext:opacity="100%" fo:font-size="12pt" style:font-size-asian="12pt" style:font-size-complex="12pt"/>
    </style:style>
    <style:style style:name="P9" style:family="paragraph">
      <style:paragraph-properties fo:text-align="center"/>
      <style:text-properties fo:color="#3465a4" loext:opacity="100%"/>
    </style:style>
    <style:style style:name="P10" style:family="paragraph">
      <loext:graphic-properties draw:fill-color="#ffffff"/>
      <style:paragraph-properties fo:text-align="center"/>
      <style:text-properties fo:color="#3465a4" loext:opacity="100%" fo:font-size="12pt" style:font-size-asian="12pt" style:font-size-complex="12pt"/>
    </style:style>
    <style:style style:name="T1" style:family="text">
      <style:text-properties fo:color="#3465a4" loext:opacity="100%" fo:font-size="12pt" style:font-size-asian="12pt" style:font-size-complex="12pt"/>
    </style:style>
    <style:style style:name="T2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CJK SC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CJK SC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cm" svg:height="1cm" svg:x="5cm" svg:y="4.2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3.25cm" svg:y1="4.75cm" svg:x2="5cm" svg:y2="4.75cm">
          <text:p text:style-name="P3"><text:span text:style-name="T2">Start</text:span></text:p>
          <text:p text:style-name="P3"><text:span text:style-name="T3"/></text:p>
        </draw:line>
        <draw:connector draw:style-name="gr3" draw:text-style-name="P6" draw:layer="layout" draw:type="curve" svg:x1="5.146cm" svg:y1="4.396cm" svg:x2="5.854cm" svg:y2="4.396cm" draw:start-shape="id1" draw:start-glue-point="5" draw:end-shape="id1" draw:end-glue-point="11" svg:d="M5146 4396c0-970 708-970 708 0" svg:viewBox="0 0 709 728">
          <text:p text:style-name="P5"><text:span text:style-name="T1">space,</text:span></text:p>
          <text:p text:style-name="P5"><text:span text:style-name="T1">\t, \n, \r</text:span></text:p>
          <text:p text:style-name="P5"><text:span text:style-name="T4"/></text:p>
        </draw:connector>
        <draw:custom-shape draw:style-name="gr4" draw:text-style-name="P2" xml:id="id2" draw:id="id2" draw:layer="layout" svg:width="1cm" svg:height="1cm" svg:x="7.5cm" svg:y="4.2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6cm" svg:y1="4.75cm" svg:x2="7.5cm" svg:y2="4.75cm">
          <text:p text:style-name="P5"><text:span text:style-name="T1">#</text:span></text:p>
          <text:p text:style-name="P5"><text:span text:style-name="T4"/></text:p>
        </draw:line>
        <draw:connector draw:style-name="gr6" draw:text-style-name="P8" draw:layer="layout" draw:type="curve" svg:x1="7.646cm" svg:y1="4.396cm" svg:x2="8.354cm" svg:y2="4.396cm" draw:start-shape="id2" draw:start-glue-point="5" draw:end-shape="id2" draw:end-glue-point="11" svg:d="M7646 4396c0-970 708-970 708 0" svg:viewBox="0 0 709 728">
          <text:p text:style-name="P5"><text:span text:style-name="T1">除了</text:span><text:span text:style-name="T1">\n</text:span><text:span text:style-name="T1">之</text:span><text:span text:style-name="T1">外</text:span></text:p>
          <text:p text:style-name="P5"><text:span text:style-name="T1">的所</text:span><text:span text:style-name="T1">有字</text:span><text:span text:style-name="T1">符</text:span></text:p>
          <text:p text:style-name="P5"><text:span text:style-name="T1"/></text:p>
        </draw:connector>
        <draw:custom-shape draw:style-name="gr7" draw:text-style-name="P10" draw:layer="layout" svg:width="1cm" svg:height="1cm" svg:x="10cm" svg:y="4.25cm">
          <text:p text:style-name="P9"><text:span text:style-name="T4">3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7" draw:layer="layout" svg:x1="8.5cm" svg:y1="4.75cm" svg:x2="10cm" svg:y2="4.75cm">
          <text:p text:style-name="P5"><text:span text:style-name="T1">\n</text:span></text:p>
          <text:p text:style-name="P5"><text:span text:style-name="T4"/></text:p>
        </draw:line>
        <draw:custom-shape draw:style-name="gr8" draw:text-style-name="P10" draw:layer="layout" svg:width="2cm" svg:height="1cm" svg:x="11cm" svg:y="3cm">
          <text:p text:style-name="P5"><text:span text:style-name="T1">注</text:span><text:span text:style-name="T1">释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7.346326836582 34870.72927072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5T08:50:03.490683900</meta:creation-date>
    <dc:date>2023-10-05T12:51:26.801894980</dc:date>
    <meta:editing-duration>PT39M45S</meta:editing-duration>
    <meta:editing-cycles>11</meta:editing-cycles>
    <meta:generator>LibreOffice/7.3.7.2$Linux_X86_64 LibreOffice_project/30$Build-2</meta:generator>
    <meta:document-statistic meta:object-count="9"/>
  </office:meta>
</office:document-meta>
</file>